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F0000015EA43EC7D05E2593DC.png" manifest:media-type="image/png"/>
  <manifest:file-entry manifest:full-path="Pictures/100000000000032B00000234D7F46004E8C006F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7cm" svg:height="11.822cm" draw:z-index="0"><draw:image xlink:href="Pictures/100000000000032B00000234D7F46004E8C006FB.png" xlink:type="simple" xlink:show="embed" xlink:actuate="onLoad" loext:mime-type="image/png"/></draw:frame></text:p>
      <text:p text:style-name="Standard"/>
      <text:p text:style-name="Standard"><draw:frame draw:style-name="fr2" draw:name="Image2" text:anchor-type="as-char" svg:width="16.667cm" svg:height="9.871cm" draw:z-index="1"><draw:image xlink:href="Pictures/100000000000024F0000015EA43EC7D05E2593DC.png" xlink:type="simple" xlink:show="embed" xlink:actuate="onLoad" loext:mime-type="image/x-vclgraphic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luc Charles</meta:initial-creator>
    <meta:creation-date>2018-04-14T11:42:25.394887564</meta:creation-date>
    <dc:date>2018-12-14T10:32:53.262024617</dc:date>
    <dc:creator>jean-luc Charles</dc:creator>
    <meta:editing-duration>PT4H30M59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1" meta:paragraph-count="2" meta:word-count="0" meta:character-count="0" meta:non-whitespace-character-count="0"/>
  </office:meta>
</office:document-meta>
</file>